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bd5" officeooo:paragraph-rsid="001a7bd5"/>
    </style:style>
    <style:style style:name="P2" style:family="paragraph" style:parent-style-name="Standard">
      <style:text-properties officeooo:rsid="0020770b" officeooo:paragraph-rsid="003012e5"/>
    </style:style>
    <style:style style:name="P3" style:family="paragraph" style:parent-style-name="Standard">
      <style:text-properties officeooo:rsid="0020770b" officeooo:paragraph-rsid="003013e2"/>
    </style:style>
    <style:style style:name="P4" style:family="paragraph" style:parent-style-name="Standard">
      <style:text-properties officeooo:rsid="00342499" officeooo:paragraph-rsid="00342499"/>
    </style:style>
    <style:style style:name="P5" style:family="paragraph" style:parent-style-name="Standard">
      <style:text-properties officeooo:rsid="00342499" officeooo:paragraph-rsid="003697af"/>
    </style:style>
    <style:style style:name="P6" style:family="paragraph" style:parent-style-name="Standard">
      <style:text-properties officeooo:rsid="00342499" officeooo:paragraph-rsid="003dedde"/>
    </style:style>
    <style:style style:name="P7" style:family="paragraph" style:parent-style-name="Standard">
      <style:text-properties officeooo:rsid="00342499" officeooo:paragraph-rsid="00451490"/>
    </style:style>
    <style:style style:name="P8" style:family="paragraph" style:parent-style-name="Standard">
      <style:text-properties fo:font-size="14pt" fo:font-weight="bold" officeooo:rsid="003012e5" officeooo:paragraph-rsid="003012e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342499" officeooo:paragraph-rsid="00342499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officeooo:paragraph-rsid="0059c32d"/>
    </style:style>
    <style:style style:name="P11" style:family="paragraph" style:parent-style-name="Standard">
      <style:text-properties officeooo:rsid="00342499" officeooo:paragraph-rsid="00602b23"/>
    </style:style>
    <style:style style:name="P12" style:family="paragraph" style:parent-style-name="Standard">
      <style:paragraph-properties fo:text-align="start" style:justify-single-word="false"/>
      <style:text-properties officeooo:paragraph-rsid="005fae0b"/>
    </style:style>
    <style:style style:name="T1" style:family="text">
      <style:text-properties officeooo:rsid="003012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12e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3697af"/>
    </style:style>
    <style:style style:name="T6" style:family="text">
      <style:text-properties officeooo:rsid="00533695"/>
    </style:style>
    <style:style style:name="T7" style:family="text">
      <style:text-properties officeooo:rsid="0056a92c"/>
    </style:style>
    <style:style style:name="T8" style:family="text">
      <style:text-properties officeooo:rsid="0058452d"/>
    </style:style>
    <style:style style:name="T9" style:family="text">
      <style:text-properties officeooo:rsid="0059c32d"/>
    </style:style>
    <style:style style:name="T10" style:family="text">
      <style:text-properties officeooo:rsid="00342499"/>
    </style:style>
    <style:style style:name="T11" style:family="text">
      <style:text-properties officeooo:rsid="005bd88e"/>
    </style:style>
    <style:style style:name="T12" style:family="text">
      <style:text-properties officeooo:rsid="00602b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kills</text:span>: {d.skills}</text:p>
      <text:p text:style-name="P1"/>
      <text:p text:style-name="P8">Education</text:p>
      <text:p text:style-name="P2"><text:span text:style-name="T3"><text:tab/>School Name</text:span><text:span text:style-name="T1">: </text:span>{d.education[i].school_name}</text:p>
      <text:p text:style-name="P2"><text:tab/><text:span text:style-name="T3">Logo</text:span><text:span text:style-name="T1">: {d.education[i].logo}</text:span></text:p>
      <text:p text:style-name="P2"><text:tab/><text:span text:style-name="T3">Level</text:span><text:span text:style-name="T1">: {d.education[i].level}</text:span></text:p>
      <text:p text:style-name="P2"><text:tab/><text:span text:style-name="T3">Title</text:span><text:span text:style-name="T1">: {d.education[i].title}</text:span></text:p>
      <text:p text:style-name="P2"><text:tab/><text:span text:style-name="T3">Year</text:span><text:span text:style-name="T1">: {d.education[i].year}</text:span></text:p>
      <text:p text:style-name="P2"/>
      <text:p text:style-name="P2"><text:span text:style-name="T3"><text:tab/></text:span>{d.education[i<text:span text:style-name="T1">+1</text:span>].school_name}</text:p>
      <text:p text:style-name="P3"><text:tab/><text:span text:style-name="T1">{d.education[i+1].logo}</text:span></text:p>
      <text:p text:style-name="P3"><text:tab/><text:span text:style-name="T1">{d.education[i+1].level}</text:span></text:p>
      <text:p text:style-name="P3"><text:tab/><text:span text:style-name="T1">{d.education[i+1].title}</text:span></text:p>
      <text:p text:style-name="P3"><text:tab/><text:span text:style-name="T1">{d.education[i+1].year}</text:span></text:p>
      <text:p text:style-name="P9">Experiences</text:p>
      <text:p text:style-name="P4"><text:tab/><text:span text:style-name="T2">Company</text:span>: {d.experiences[i].company}</text:p>
      <text:p text:style-name="P4"><text:tab/><text:span text:style-name="T2">Company Logo</text:span>: {d.experiences[i].company_logo}</text:p>
      <text:p text:style-name="P4"><text:tab/><text:span text:style-name="T2">Position</text:span>: {d.experiences[i].postion}</text:p>
      <text:p text:style-name="P12"><text:tab/><text:span text:style-name="T2">Duties</text:span>: {d.experiences[i].duties}</text:p>
      <text:list xml:id="list164208841" text:style-name="L1">
        <text:list-header>
          <text:p text:style-name="P10"/>
        </text:list-header>
      </text:list>
      <text:p text:style-name="P5"><text:span text:style-name="T2"><text:tab/></text:span>{d.experiences[i<text:span text:style-name="T5">+1</text:span>].company}</text:p>
      <text:p text:style-name="P5"><text:tab/>{d.experiences[i<text:span text:style-name="T5">+1</text:span>].company_logo}</text:p>
      <text:p text:style-name="P6"><text:tab/>{d.experiences[i+1].postion}</text:p>
      <text:p text:style-name="P11"><text:tab/>{d.experiences[i+1].work_year}</text:p>
      <text:p text:style-name="P11"><text:tab/>{d.experiences[i<text:span text:style-name="T9">+1</text:span>].duties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04:17.847688659</meta:creation-date>
    <dc:date>2018-03-14T20:27:19.238550842</dc:date>
    <meta:editing-duration>PT1H21M32S</meta:editing-duration>
    <meta:editing-cycles>38</meta:editing-cycles>
    <meta:generator>LibreOffice/5.4.5.1$Linux_X86_64 LibreOffice_project/40m0$Build-1</meta:generator>
    <meta:document-statistic meta:table-count="0" meta:image-count="0" meta:object-count="0" meta:page-count="1" meta:paragraph-count="23" meta:word-count="35" meta:character-count="630" meta:non-whitespace-character-count="599"/>
  </office:meta>
</office:document-meta>
</file>